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matrix-columns-spanned="1" table:number-matrix-rows-spanned="101" table:formula="of:=2^([.A2:.A102] / 9.5)" office:value-type="float" office:value="1" calcext:value-type="float">
            <text:p>1</text:p>
          </table:table-cell>
          <table:table-cell table:number-matrix-columns-spanned="1" table:number-matrix-rows-spanned="101" table:formula="of:=1.3^([.A2:.A102] / 11) - 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569058622018" calcext:value-type="float">
            <text:p>1.07569058622018</text:p>
          </table:table-cell>
          <table:table-cell office:value-type="float" office:value="0.0241380139359855" calcext:value-type="float">
            <text:p>0.024138013935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711023728272" calcext:value-type="float">
            <text:p>1.15711023728272</text:p>
          </table:table-cell>
          <table:table-cell office:value-type="float" office:value="0.0488586715887449" calcext:value-type="float">
            <text:p>0.048858671588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469258946402" calcext:value-type="float">
            <text:p>1.24469258946402</text:p>
          </table:table-cell>
          <table:table-cell office:value-type="float" office:value="0.0741760368204332" calcext:value-type="float">
            <text:p>0.074176036820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3890410122447" calcext:value-type="float">
            <text:p>1.33890410122447</text:p>
          </table:table-cell>
          <table:table-cell office:value-type="float" office:value="0.100104512966906" calcext:value-type="float">
            <text:p>0.100104512966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4024653753876" calcext:value-type="float">
            <text:p>1.44024653753876</text:p>
          </table:table-cell>
          <table:table-cell office:value-type="float" office:value="0.126658851031942" calcext:value-type="float">
            <text:p>0.1266588510319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4925964226666" calcext:value-type="float">
            <text:p>1.54925964226666</text:p>
          </table:table-cell>
          <table:table-cell office:value-type="float" office:value="0.153854158079253" calcext:value-type="float">
            <text:p>0.153854158079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6652401279709" calcext:value-type="float">
            <text:p>1.66652401279709</text:p>
          </table:table-cell>
          <table:table-cell office:value-type="float" office:value="0.181705905827065" calcext:value-type="float">
            <text:p>0.181705905827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9266419227571" calcext:value-type="float">
            <text:p>1.79266419227571</text:p>
          </table:table-cell>
          <table:table-cell office:value-type="float" office:value="0.210229939450155" calcext:value-type="float">
            <text:p>0.210229939450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2835199588499" calcext:value-type="float">
            <text:p>1.92835199588499</text:p>
          </table:table-cell>
          <table:table-cell office:value-type="float" office:value="0.239442486594349" calcext:value-type="float">
            <text:p>0.239442486594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7431008889238" calcext:value-type="float">
            <text:p>2.07431008889238</text:p>
          </table:table-cell>
          <table:table-cell office:value-type="float" office:value="0.269360166608616" calcext:value-type="float">
            <text:p>0.2693601666086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3131583552309" calcext:value-type="float">
            <text:p>2.2313158355230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0020543915621" calcext:value-type="float">
            <text:p>2.40020543915621</text:p>
          </table:table-cell>
          <table:table-cell office:value-type="float" office:value="0.331379418116781" calcext:value-type="float">
            <text:p>0.3313794181167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8187839589481" calcext:value-type="float">
            <text:p>2.58187839589481</text:p>
          </table:table-cell>
          <table:table-cell office:value-type="float" office:value="0.363516273065368" calcext:value-type="float">
            <text:p>0.363516273065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77730228522931" calcext:value-type="float">
            <text:p>2.77730228522931</text:p>
          </table:table-cell>
          <table:table-cell office:value-type="float" office:value="0.396428847866563" calcext:value-type="float">
            <text:p>0.396428847866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8751792330897" calcext:value-type="float">
            <text:p>2.98751792330897</text:p>
          </table:table-cell>
          <table:table-cell office:value-type="float" office:value="0.430135866856979" calcext:value-type="float">
            <text:p>0.430135866856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1364490626753" calcext:value-type="float">
            <text:p>3.21364490626753</text:p>
          </table:table-cell>
          <table:table-cell office:value-type="float" office:value="0.464656506341525" calcext:value-type="float">
            <text:p>0.464656506341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45688757312642" calcext:value-type="float">
            <text:p>3.45688757312642</text:p>
          </table:table-cell>
          <table:table-cell office:value-type="float" office:value="0.500010405503029" calcext:value-type="float">
            <text:p>0.500010405503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1854142003362" calcext:value-type="float">
            <text:p>3.71854142003362</text:p>
          </table:table-cell>
          <table:table-cell office:value-type="float" office:value="0.536217677575184" calcext:value-type="float">
            <text:p>0.5362176775751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573298921285201" calcext:value-type="float">
            <text:p>0.5732989212852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0276234488073" calcext:value-type="float">
            <text:p>4.30276234488073</text:p>
          </table:table-cell>
          <table:table-cell office:value-type="float" office:value="0.611275232572654" calcext:value-type="float">
            <text:p>0.6112752325726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62844094913088" calcext:value-type="float">
            <text:p>4.62844094913088</text:p>
          </table:table-cell>
          <table:table-cell office:value-type="float" office:value="0.650168216591201" calcext:value-type="float">
            <text:p>0.6501682165912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7877035785609" calcext:value-type="float">
            <text:p>4.9787703578560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35561640489789" calcext:value-type="float">
            <text:p>5.35561640489789</text:p>
          </table:table-cell>
          <table:table-cell office:value-type="float" office:value="0.730793243551816" calcext:value-type="float">
            <text:p>0.7307932435518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76098615015504" calcext:value-type="float">
            <text:p>5.76098615015504</text:p>
          </table:table-cell>
          <table:table-cell office:value-type="float" office:value="0.772571154984979" calcext:value-type="float">
            <text:p>0.7725711549849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19703856906662" calcext:value-type="float">
            <text:p>6.19703856906662</text:p>
          </table:table-cell>
          <table:table-cell office:value-type="float" office:value="0.815357502226532" calcext:value-type="float">
            <text:p>0.8153575022265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6609605118836" calcext:value-type="float">
            <text:p>6.66609605118836</text:p>
          </table:table-cell>
          <table:table-cell office:value-type="float" office:value="0.859176626914072" calcext:value-type="float">
            <text:p>0.8591766269140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17065676910285" calcext:value-type="float">
            <text:p>7.17065676910285</text:p>
          </table:table-cell>
          <table:table-cell office:value-type="float" office:value="0.904053458243983" calcext:value-type="float">
            <text:p>0.9040534582439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71340798353996" calcext:value-type="float">
            <text:p>7.71340798353996</text:p>
          </table:table-cell>
          <table:table-cell office:value-type="float" office:value="0.950013527153937" calcext:value-type="float">
            <text:p>0.9500135271539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29724035556954" calcext:value-type="float">
            <text:p>8.29724035556954</text:p>
          </table:table-cell>
          <table:table-cell office:value-type="float" office:value="0.997082980847739" calcext:value-type="float">
            <text:p>0.9970829808477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92526334209235" calcext:value-type="float">
            <text:p>8.92526334209235</text:p>
          </table:table-cell>
          <table:table-cell office:value-type="float" office:value="1.04528859767076" calcext:value-type="float">
            <text:p>1.045288597670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60082175662482" calcext:value-type="float">
            <text:p>9.60082175662482</text:p>
          </table:table-cell>
          <table:table-cell office:value-type="float" office:value="1.09465780234445" calcext:value-type="float">
            <text:p>1.09465780234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3275135835792" calcext:value-type="float">
            <text:p>10.3275135835792</text:p>
          </table:table-cell>
          <table:table-cell office:value-type="float" office:value="1.14521868156856" calcext:value-type="float">
            <text:p>1.145218681568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1092091409173" calcext:value-type="float">
            <text:p>11.1092091409173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9500716932359" calcext:value-type="float">
            <text:p>11.9500716932359</text:p>
          </table:table-cell>
          <table:table-cell office:value-type="float" office:value="1.25003121661736" calcext:value-type="float">
            <text:p>1.25003121661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8545796250701" calcext:value-type="float">
            <text:p>12.8545796250701</text:p>
          </table:table-cell>
          <table:table-cell office:value-type="float" office:value="1.30434250148047" calcext:value-type="float">
            <text:p>1.304342501480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8275502925057" calcext:value-type="float">
            <text:p>13.8275502925057</text:p>
          </table:table-cell>
          <table:table-cell office:value-type="float" office:value="1.35996475289449" calcext:value-type="float">
            <text:p>1.35996475289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8741656801345" calcext:value-type="float">
            <text:p>14.8741656801345</text:p>
          </table:table-cell>
          <table:table-cell office:value-type="float" office:value="1.41692961498829" calcext:value-type="float">
            <text:p>1.416929614988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.47526949571718" calcext:value-type="float">
            <text:p>1.475269495717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2110493795229" calcext:value-type="float">
            <text:p>17.2110493795229</text:p>
          </table:table-cell>
          <table:table-cell office:value-type="float" office:value="1.53501758530012" calcext:value-type="float">
            <text:p>1.535017585300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137637965235" calcext:value-type="float">
            <text:p>18.5137637965235</text:p>
          </table:table-cell>
          <table:table-cell office:value-type="float" office:value="1.59620787510206" calcext:value-type="float">
            <text:p>1.596207875102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.9150814314244" calcext:value-type="float">
            <text:p>19.9150814314244</text:p>
          </table:table-cell>
          <table:table-cell office:value-type="float" office:value="1.65887517697199" calcext:value-type="float">
            <text:p>1.658875176971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.4224656195916" calcext:value-type="float">
            <text:p>21.4224656195916</text:p>
          </table:table-cell>
          <table:table-cell office:value-type="float" office:value="1.72305514304779" calcext:value-type="float">
            <text:p>1.723055143047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.0439446006201" calcext:value-type="float">
            <text:p>23.0439446006201</text:p>
          </table:table-cell>
          <table:table-cell office:value-type="float" office:value="1.78878428603913" calcext:value-type="float">
            <text:p>1.788784286039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.7881542762665" calcext:value-type="float">
            <text:p>24.7881542762665</text:p>
          </table:table-cell>
          <table:table-cell office:value-type="float" office:value="1.8561" calcext:value-type="float">
            <text:p>1.85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.6643842047534" calcext:value-type="float">
            <text:p>26.6643842047534</text:p>
          </table:table-cell>
          <table:table-cell office:value-type="float" office:value="1.92504058160257" calcext:value-type="float">
            <text:p>1.925040581602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6826270764114" calcext:value-type="float">
            <text:p>28.6826270764114</text:p>
          </table:table-cell>
          <table:table-cell office:value-type="float" office:value="1.99564525192461" calcext:value-type="float">
            <text:p>1.99564525192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8536319341598" calcext:value-type="float">
            <text:p>30.8536319341598</text:p>
          </table:table-cell>
          <table:table-cell office:value-type="float" office:value="2.06795417876284" calcext:value-type="float">
            <text:p>2.067954178762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.1889614222781" calcext:value-type="float">
            <text:p>33.1889614222781</text:p>
          </table:table-cell>
          <table:table-cell office:value-type="float" office:value="2.14200849948478" calcext:value-type="float">
            <text:p>2.142008499484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7010533683694" calcext:value-type="float">
            <text:p>35.7010533683694</text:p>
          </table:table-cell>
          <table:table-cell office:value-type="float" office:value="2.21785034443233" calcext:value-type="float">
            <text:p>2.217850344432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4032870264993" calcext:value-type="float">
            <text:p>38.4032870264993</text:p>
          </table:table-cell>
          <table:table-cell office:value-type="float" office:value="2.29552286089015" calcext:value-type="float">
            <text:p>2.29552286089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.310054334317" calcext:value-type="float">
            <text:p>41.310054334317</text:p>
          </table:table-cell>
          <table:table-cell office:value-type="float" office:value="2.37507023763268" calcext:value-type="float">
            <text:p>2.375070237632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.436836563669" calcext:value-type="float">
            <text:p>44.436836563669</text:p>
          </table:table-cell>
          <table:table-cell office:value-type="float" office:value="2.45653773006359" calcext:value-type="float">
            <text:p>2.456537730063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.8002867729435" calcext:value-type="float">
            <text:p>47.8002867729435</text:p>
          </table:table-cell>
          <table:table-cell office:value-type="float" office:value="2.53997168596212" calcext:value-type="float">
            <text:p>2.53997168596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.4183185002805" calcext:value-type="float">
            <text:p>51.4183185002805</text:p>
          </table:table-cell>
          <table:table-cell office:value-type="float" office:value="2.62541957185087" calcext:value-type="float">
            <text:p>2.625419571850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.3102011700228" calcext:value-type="float">
            <text:p>55.3102011700228</text:p>
          </table:table-cell>
          <table:table-cell office:value-type="float" office:value="2.71293" calcext:value-type="float">
            <text:p>2.712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.496662720538" calcext:value-type="float">
            <text:p>59.496662720538</text:p>
          </table:table-cell>
          <table:table-cell office:value-type="float" office:value="2.80255275608334" calcext:value-type="float">
            <text:p>2.802552756083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.894338827502" calcext:value-type="float">
            <text:p>2.8943388275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.8441975180917" calcext:value-type="float">
            <text:p>68.8441975180917</text:p>
          </table:table-cell>
          <table:table-cell office:value-type="float" office:value="2.98834043239169" calcext:value-type="float">
            <text:p>2.98834043239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.0550551860941" calcext:value-type="float">
            <text:p>74.0550551860941</text:p>
          </table:table-cell>
          <table:table-cell office:value-type="float" office:value="3.08461104933022" calcext:value-type="float">
            <text:p>3.084611049330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.6603257256975" calcext:value-type="float">
            <text:p>79.6603257256975</text:p>
          </table:table-cell>
          <table:table-cell office:value-type="float" office:value="3.18320544776203" calcext:value-type="float">
            <text:p>3.183205447762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.6898624783663" calcext:value-type="float">
            <text:p>85.6898624783663</text:p>
          </table:table-cell>
          <table:table-cell office:value-type="float" office:value="3.2841797191572" calcext:value-type="float">
            <text:p>3.28417971915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2.1757784024806" calcext:value-type="float">
            <text:p>92.1757784024806</text:p>
          </table:table-cell>
          <table:table-cell office:value-type="float" office:value="3.38759130892248" calcext:value-type="float">
            <text:p>3.387591308922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152617105066" calcext:value-type="float">
            <text:p>99.152617105066</text:p>
          </table:table-cell>
          <table:table-cell office:value-type="float" office:value="3.49349904908266" calcext:value-type="float">
            <text:p>3.493499049082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.657536819014" calcext:value-type="float">
            <text:p>106.657536819014</text:p>
          </table:table-cell>
          <table:table-cell office:value-type="float" office:value="3.60196319175076" calcext:value-type="float">
            <text:p>3.601963191750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4.730508305646" calcext:value-type="float">
            <text:p>114.730508305646</text:p>
          </table:table-cell>
          <table:table-cell office:value-type="float" office:value="3.71304544340613" calcext:value-type="float">
            <text:p>3.713045443406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.414527736639" calcext:value-type="float">
            <text:p>123.414527736639</text:p>
          </table:table-cell>
          <table:table-cell office:value-type="float" office:value="3.826809" calcext:value-type="float">
            <text:p>3.8268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2.755845689113" calcext:value-type="float">
            <text:p>132.755845689113</text:p>
          </table:table-cell>
          <table:table-cell office:value-type="float" office:value="3.94331858290834" calcext:value-type="float">
            <text:p>3.943318582908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2.804213473478" calcext:value-type="float">
            <text:p>142.804213473478</text:p>
          </table:table-cell>
          <table:table-cell office:value-type="float" office:value="4.0626404757526" calcext:value-type="float">
            <text:p>4.06264047575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3.613148105997" calcext:value-type="float">
            <text:p>153.613148105997</text:p>
          </table:table-cell>
          <table:table-cell office:value-type="float" office:value="4.1848425621092" calcext:value-type="float">
            <text:p>4.18484256210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5.240217337268" calcext:value-type="float">
            <text:p>165.240217337268</text:p>
          </table:table-cell>
          <table:table-cell office:value-type="float" office:value="4.30999436412928" calcext:value-type="float">
            <text:p>4.309994364129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.747346254676" calcext:value-type="float">
            <text:p>177.747346254676</text:p>
          </table:table-cell>
          <table:table-cell office:value-type="float" office:value="4.43816708209064" calcext:value-type="float">
            <text:p>4.438167082090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1.201147091774" calcext:value-type="float">
            <text:p>191.201147091774</text:p>
          </table:table-cell>
          <table:table-cell office:value-type="float" office:value="4.56943363490436" calcext:value-type="float">
            <text:p>4.569433634904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5.673274001122" calcext:value-type="float">
            <text:p>205.673274001122</text:p>
          </table:table-cell>
          <table:table-cell office:value-type="float" office:value="4.70386870159923" calcext:value-type="float">
            <text:p>4.703868701599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1.240804680091" calcext:value-type="float">
            <text:p>221.240804680091</text:p>
          </table:table-cell>
          <table:table-cell office:value-type="float" office:value="4.84154876380746" calcext:value-type="float">
            <text:p>4.841548763807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7.986650882152" calcext:value-type="float">
            <text:p>237.986650882152</text:p>
          </table:table-cell>
          <table:table-cell office:value-type="float" office:value="4.98255214927599" calcext:value-type="float">
            <text:p>4.982552149275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5.12695907642797" calcext:value-type="float">
            <text:p>5.126959076427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5.376790072367" calcext:value-type="float">
            <text:p>275.376790072367</text:p>
          </table:table-cell>
          <table:table-cell office:value-type="float" office:value="5.2748517" calcext:value-type="float">
            <text:p>5.27485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6.220220744376" calcext:value-type="float">
            <text:p>296.220220744376</text:p>
          </table:table-cell>
          <table:table-cell office:value-type="float" office:value="5.42631415778084" calcext:value-type="float">
            <text:p>5.426314157780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8.64130290279" calcext:value-type="float">
            <text:p>318.64130290279</text:p>
          </table:table-cell>
          <table:table-cell office:value-type="float" office:value="5.58143261847838" calcext:value-type="float">
            <text:p>5.581432618478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2.759449913465" calcext:value-type="float">
            <text:p>342.759449913465</text:p>
          </table:table-cell>
          <table:table-cell office:value-type="float" office:value="5.74029533074196" calcext:value-type="float">
            <text:p>5.740295330741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8.703113609923" calcext:value-type="float">
            <text:p>368.703113609923</text:p>
          </table:table-cell>
          <table:table-cell office:value-type="float" office:value="5.90299267336807" calcext:value-type="float">
            <text:p>5.902992673368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6.610468420264" calcext:value-type="float">
            <text:p>396.610468420264</text:p>
          </table:table-cell>
          <table:table-cell office:value-type="float" office:value="6.06961720671783" calcext:value-type="float">
            <text:p>6.069617206717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6.630147276055" calcext:value-type="float">
            <text:p>426.630147276055</text:p>
          </table:table-cell>
          <table:table-cell office:value-type="float" office:value="6.24026372537567" calcext:value-type="float">
            <text:p>6.240263725375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8.922033222583" calcext:value-type="float">
            <text:p>458.922033222583</text:p>
          </table:table-cell>
          <table:table-cell office:value-type="float" office:value="6.415029312079" calcext:value-type="float">
            <text:p>6.4150293120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3.658110946558" calcext:value-type="float">
            <text:p>493.658110946558</text:p>
          </table:table-cell>
          <table:table-cell office:value-type="float" office:value="6.5940133929497" calcext:value-type="float">
            <text:p>6.59401339294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1.02338275645" calcext:value-type="float">
            <text:p>531.02338275645</text:p>
          </table:table-cell>
          <table:table-cell office:value-type="float" office:value="6.77731779405878" calcext:value-type="float">
            <text:p>6.777317794058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1.21685389391" calcext:value-type="float">
            <text:p>571.21685389391</text:p>
          </table:table-cell>
          <table:table-cell office:value-type="float" office:value="6.96504679935636" calcext:value-type="float">
            <text:p>6.965046799356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4.452592423989" calcext:value-type="float">
            <text:p>614.452592423989</text:p>
          </table:table-cell>
          <table:table-cell office:value-type="float" office:value="7.15730721" calcext:value-type="float">
            <text:p>7.157307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0.960869349071" calcext:value-type="float">
            <text:p>660.960869349071</text:p>
          </table:table-cell>
          <table:table-cell office:value-type="float" office:value="7.3542084051151" calcext:value-type="float">
            <text:p>7.35420840511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0.989385018704" calcext:value-type="float">
            <text:p>710.989385018704</text:p>
          </table:table-cell>
          <table:table-cell office:value-type="float" office:value="7.55586240402189" calcext:value-type="float">
            <text:p>7.555862404021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4.804588367097" calcext:value-type="float">
            <text:p>764.804588367097</text:p>
          </table:table-cell>
          <table:table-cell office:value-type="float" office:value="7.76238392996455" calcext:value-type="float">
            <text:p>7.762383929964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22.693096004488" calcext:value-type="float">
            <text:p>822.693096004488</text:p>
          </table:table-cell>
          <table:table-cell office:value-type="float" office:value="7.97389047537849" calcext:value-type="float">
            <text:p>7.973890475378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4.963218720364" calcext:value-type="float">
            <text:p>884.963218720364</text:p>
          </table:table-cell>
          <table:table-cell office:value-type="float" office:value="8.19050236873318" calcext:value-type="float">
            <text:p>8.190502368733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1.946603528609" calcext:value-type="float">
            <text:p>951.946603528609</text:p>
          </table:table-cell>
          <table:table-cell office:value-type="float" office:value="8.41234284298837" calcext:value-type="float">
            <text:p>8.412342842988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4" calcext:value-type="float">
            <text:p>1024</text:p>
          </table:table-cell>
          <table:table-cell office:value-type="float" office:value="8.6395381057027" calcext:value-type="float">
            <text:p>8.63953810570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1.50716028947" calcext:value-type="float">
            <text:p>1101.50716028947</text:p>
          </table:table-cell>
          <table:table-cell office:value-type="float" office:value="8.87221741083461" calcext:value-type="float">
            <text:p>8.872217410834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84.88088297751" calcext:value-type="float">
            <text:p>1184.88088297751</text:p>
          </table:table-cell>
          <table:table-cell office:value-type="float" office:value="9.11051313227642" calcext:value-type="float">
            <text:p>9.110513132276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.56521161116" calcext:value-type="float">
            <text:p>1274.56521161116</text:p>
          </table:table-cell>
          <table:table-cell office:value-type="float" office:value="9.35456083916327" calcext:value-type="float">
            <text:p>9.354560839163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71.03779965386" calcext:value-type="float">
            <text:p>1371.03779965386</text:p>
          </table:table-cell>
          <table:table-cell office:value-type="float" office:value="9.604499373" calcext:value-type="float">
            <text:p>9.6044993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74.81245443969" calcext:value-type="float">
            <text:p>1474.81245443969</text:p>
          </table:table-cell>
          <table:table-cell office:value-type="float" office:value="9.86047092664963" calcext:value-type="float">
            <text:p>9.86047092664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9:22:21.458000000</meta:creation-date>
    <dc:date>2018-04-03T11:39:57.619000000</dc:date>
    <meta:editing-duration>PT15H24M35S</meta:editing-duration>
    <meta:editing-cycles>1</meta:editing-cycles>
    <meta:document-statistic meta:table-count="1" meta:cell-count="303" meta:object-count="0"/>
    <meta:generator>LibreOffice/5.2.2.2$Windows_x86 LibreOffice_project/8f96e87c890bf8fa77463cd4b640a2312823f3ad</meta:generator>
  </office:meta>
</office:document-meta>
</file>